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0H46M2.000S" table:style-name="ce9">
            <text:p>10:46:02</text:p>
          </table:table-cell>
          <table:table-cell office:value-type="string" table:style-name="ce12">
            <text:p>Last</text:p>
          </table:table-cell>
          <table:table-cell office:value-type="time" office:time-value="PT10H48M32.000S" table:style-name="ce9">
            <text:p>10:48:3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2.666666666666666" table:style-name="ce13">
            <text:p>1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5.633333333333333" table:style-name="ce14">
            <text:p>55.6</text:p>
          </table:table-cell>
          <table:table-cell office:value-type="float" office:value="8.9333333333333336" table:style-name="ce14">
            <text:p>8.9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35.38333333333334" table:style-name="ce14">
            <text:p>35.4</text:p>
          </table:table-cell>
          <table:table-cell office:value-type="float" office:value="64.566666666666663" table:style-name="ce14">
            <text:p>64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0.4" table:style-name="ce13">
            <text:p>30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6" table:style-name="ce14">
            <text:p>87.6</text:p>
          </table:table-cell>
          <table:table-cell office:value-type="float" office:value="16.600000000000001" table:style-name="ce14">
            <text:p>16.6</text:p>
          </table:table-cell>
          <table:table-cell office:value-type="float" office:value="0.2" table:style-name="ce14">
            <text:p>0.2</text:p>
          </table:table-cell>
          <table:table-cell office:value-type="float" office:value="98" table:style-name="ce14">
            <text:p>98.0</text:p>
          </table:table-cell>
          <table:table-cell office:value-type="float" office:value="95.7" table:style-name="ce14">
            <text:p>95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9602H48M2.000S" table:style-name="ce9">
            <text:p>10:48:0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745955662073097" table:style-name="ce14">
            <text:p>1.6</text:p>
          </table:table-cell>
          <table:table-cell office:value-type="float" office:value="1.8582089552238807" table:style-name="ce14">
            <text:p>1.9</text:p>
          </table:table-cell>
          <table:table-cell office:value-type="float" office:value="3.9999999999999996" table:style-name="ce14">
            <text:p>4.0</text:p>
          </table:table-cell>
          <table:table-cell office:value-type="float" office:value="2.7696655675930284" table:style-name="ce14">
            <text:p>2.8</text:p>
          </table:table-cell>
          <table:table-cell office:value-type="float" office:value="1.4821889519876099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6.0000000000000001E-3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537.4380000000001" table:style-name="ce13">
            <text:p>53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1.1164078461143422E-5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8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1-20T00:00:00" table:style-name="ce5">
            <text:p>20-Nov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8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46.010S" table:style-name="ce6">
            <text:p>00:10: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70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23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939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17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4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389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28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4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67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56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3893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40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9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2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251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300384 10 450398 375579164 24727 20 496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55003 0 124060 93809267 5503 20 3870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60196 0 133050 93847621 15277 0 44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61922 0 93925 93944993 3052 0 332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523261 10 99362 93977282 893 0 32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4589215 49 2526 0 0 0 0 2 0 1 0 0 0 1281 0 375636 68 0 0 0 0 0 0 0 22 0 0 0 0 0 0 0 0 958347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16668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52443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4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1555706 0 20249621 1356577 29561200 375674 0 2326 6285785 91185 13633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78888012 23182259 <text:s text:c="3"/>0 <text:s text:c="3"/>0 <text:s text:c="3"/>0 <text:s text:c="4"/>0 <text:s text:c="9"/>0 <text:s text:c="8"/>0 3078888012 2318225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62754351 7881439 <text:s text:c="3"/>0 <text:s/>157 <text:s text:c="3"/>0 <text:s text:c="4"/>0 <text:s text:c="9"/>0 <text:s text:c="8"/>0 622130409 355326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348 8144 829406 286460 357323 1313841 13390384 8456576 0 565180 876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245 8114 828354 285932 357283 1313841 13390384 8456576 0 565092 87600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4 0 0 0 0 0 24 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42 120475 21 19 6 53 42 41 20 0 1 0 4 2932736 414 4294967295 2494464 2594300 0 0 0 0 0 4096 536946211 4294967295 0 0 0 1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881439 errors:0 dropped:15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55326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62754351 (562.7 MB) <text:s/>TX bytes:622130409 (622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318225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318225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78888012 (3.0 GB) <text:s/>TX bytes:3078888012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4 <text:s text:c="5"/>2846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45.5" table:style-name="ce1">
            <text:p>45.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1" table:style-name="ce1">
            <text:p>0.1</text:p>
          </table:table-cell>
          <table:table-cell office:value-type="float" office:value="49.3" table:style-name="ce1">
            <text:p>49.3</text:p>
          </table:table-cell>
          <table:table-cell office:value-type="float" office:value="50.6" table:style-name="ce1">
            <text:p>5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87.6" table:style-name="ce1">
            <text:p>87.6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5.8" table:style-name="ce1">
            <text:p>85.8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95.7" table:style-name="ce1">
            <text:p>9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65.7" table:style-name="ce1">
            <text:p>65.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8.3" table:style-name="ce1">
            <text:p>18.3</text:p>
          </table:table-cell>
          <table:table-cell office:value-type="float" office:value="81.7" table:style-name="ce1">
            <text:p>8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47.8" table:style-name="ce1">
            <text:p>47.8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2" table:style-name="ce1">
            <text:p>0.2</text:p>
          </table:table-cell>
          <table:table-cell office:value-type="float" office:value="35.4" table:style-name="ce1">
            <text:p>35.4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33333333333333" table:style-name="ce1">
            <text:p>55.63333333</text:p>
          </table:table-cell>
          <table:table-cell office:value-type="float" office:value="8.9333333333333336" table:style-name="ce1">
            <text:p>8.933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35.38333333333334" table:style-name="ce1">
            <text:p>35.38333333</text:p>
          </table:table-cell>
          <table:table-cell office:value-type="float" office:value="64.566666666666663" table:style-name="ce1">
            <text:p>64.56666667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3.516666666666659" table:style-name="ce11">
            <text:p>53.5</text:p>
          </table:table-cell>
          <table:table-cell office:value-type="float" office:value="8.7499999999999982" table:style-name="ce11">
            <text:p>8.8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37.68333333333333" table:style-name="ce11">
            <text:p>3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5.733333333333327" table:style-name="ce11">
            <text:p>55.7</text:p>
          </table:table-cell>
          <table:table-cell office:value-type="float" office:value="8.2833333333333332" table:style-name="ce11">
            <text:p>8.3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35.93333333333333" table:style-name="ce11">
            <text:p>3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5.43333333333333" table:style-name="ce11">
            <text:p>55.4</text:p>
          </table:table-cell>
          <table:table-cell office:value-type="float" office:value="9.0499999999999989" table:style-name="ce11">
            <text:p>9.1</text:p>
          </table:table-cell>
          <table:table-cell office:value-type="float" office:value="0.15" table:style-name="ce11">
            <text:p>0.2</text:p>
          </table:table-cell>
          <table:table-cell office:value-type="float" office:value="35.366666666666667" table:style-name="ce11">
            <text:p>35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7.15" table:style-name="ce11">
            <text:p>57.2</text:p>
          </table:table-cell>
          <table:table-cell office:value-type="float" office:value="9.3333333333333339" table:style-name="ce11">
            <text:p>9.3</text:p>
          </table:table-cell>
          <table:table-cell office:value-type="float" office:value="0" table:style-name="ce11">
            <text:p>0.0</text:p>
          </table:table-cell>
          <table:table-cell office:value-type="float" office:value="33.533333333333331" table:style-name="ce11">
            <text:p>33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8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0" table:style-name="ce1">
            <text:p>0</text:p>
          </table:table-cell>
          <table:table-cell office:value-type="float" office:value="134.4" table:style-name="ce1">
            <text:p>134.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0" table:style-name="ce1">
            <text:p>0</text:p>
          </table:table-cell>
          <table:table-cell office:value-type="float" office:value="526.20000000000005" table:style-name="ce1">
            <text:p>526.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0" table:style-name="ce1">
            <text:p>0</text:p>
          </table:table-cell>
          <table:table-cell office:value-type="float" office:value="2251.4" table:style-name="ce1">
            <text:p>2251.4</text:p>
          </table:table-cell>
          <table:table-cell office:value-type="float" office:value="9.4" table:style-name="ce1">
            <text:p>9.4</text:p>
          </table:table-cell>
          <table:table-cell table:number-columns-repeated="16380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0.2" table:style-name="ce1">
            <text:p>0.2</text:p>
          </table:table-cell>
          <table:table-cell office:value-type="float" office:value="7712.6" table:style-name="ce1">
            <text:p>7712.6</text:p>
          </table:table-cell>
          <table:table-cell office:value-type="float" office:value="30.4" table:style-name="ce1">
            <text:p>30.4</text:p>
          </table:table-cell>
          <table:table-cell table:number-columns-repeated="16380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0" table:style-name="ce1">
            <text:p>0</text:p>
          </table:table-cell>
          <table:table-cell office:value-type="float" office:value="7282.8" table:style-name="ce1">
            <text:p>7282.8</text:p>
          </table:table-cell>
          <table:table-cell office:value-type="float" office:value="20.399999999999999" table:style-name="ce1">
            <text:p>2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333333333333333E-2" table:formula="msoxl:=AVERAGE(B2:B7)" table:style-name="ce8">
            <text:p>0.0</text:p>
          </table:table-cell>
          <table:table-cell office:value-type="float" office:value="2985.7666666666669" table:formula="msoxl:=AVERAGE(C2:C7)" table:style-name="ce8">
            <text:p>2985.8</text:p>
          </table:table-cell>
          <table:table-cell office:value-type="float" office:value="12.666666666666666" table:formula="msoxl:=AVERAGE(D2:D7)" table:style-name="ce8">
            <text:p>12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6666666666666671" table:formula="msoxl:=IF(B9=0,0,MAX(SUMPRODUCT(B2:B7,B2:B7)/SUM(B2:B7)-B9,0))" table:style-name="ce8">
            <text:p>0.2</text:p>
          </table:table-cell>
          <table:table-cell office:value-type="float" office:value="3594.7418682713164" table:formula="msoxl:=IF(C9=0,0,MAX(SUMPRODUCT(C2:C7,C2:C7)/SUM(C2:C7)-C9,0))" table:style-name="ce8">
            <text:p>3594.7</text:p>
          </table:table-cell>
          <table:table-cell office:value-type="float" office:value="7.4901754385964932" table:formula="msoxl:=IF(D9=0,0,MAX(SUMPRODUCT(D2:D7,D2:D7)/SUM(D2:D7)-D9,0))" table:style-name="ce8">
            <text:p>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755575615628914E-17" table:formula="msoxl:=ABS(MAX(B2:B7)-B9-B10)" table:style-name="ce8">
            <text:p>0.0</text:p>
          </table:table-cell>
          <table:table-cell office:value-type="float" office:value="1132.0914650620175" table:formula="msoxl:=ABS(MAX(C2:C7)-C9-C10)" table:style-name="ce8">
            <text:p>1132.1</text:p>
          </table:table-cell>
          <table:table-cell office:value-type="float" office:value="10.243157894736841" table:formula="msoxl:=ABS(MAX(D2:D7)-D9-D10)" table:style-name="ce8">
            <text:p>10.2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22.7" table:style-name="ce1">
            <text:p>22.7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4" table:style-name="ce1">
            <text:p>45.4</text:p>
          </table:table-cell>
          <table:table-cell table:number-columns-repeated="1612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66.3" table:style-name="ce1">
            <text:p>66.3</text:p>
          </table:table-cell>
          <table:table-cell office:value-type="float" office:value="66.3" table:style-name="ce1">
            <text:p>6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.6" table:style-name="ce1">
            <text:p>132.6</text:p>
          </table:table-cell>
          <table:table-cell table:number-columns-repeated="1612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239.5" table:style-name="ce1">
            <text:p>239.5</text:p>
          </table:table-cell>
          <table:table-cell office:value-type="float" office:value="239.5" table:style-name="ce1">
            <text:p>23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9" table:style-name="ce1">
            <text:p>479</text:p>
          </table:table-cell>
          <table:table-cell table:number-columns-repeated="1612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253.7" table:style-name="ce1">
            <text:p>253.7</text:p>
          </table:table-cell>
          <table:table-cell office:value-type="float" office:value="253.7" table:style-name="ce1">
            <text:p>25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7.4" table:style-name="ce1">
            <text:p>507.4</text:p>
          </table:table-cell>
          <table:table-cell table:number-columns-repeated="1612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357" table:style-name="ce1">
            <text:p>357</text:p>
          </table:table-cell>
          <table:table-cell office:value-type="float" office:value="357" table:style-name="ce1">
            <text:p>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4" table:style-name="ce1">
            <text:p>71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7.20000000000002" table:formula="msoxl:=AVERAGE(B2:B7)" table:style-name="ce8">
            <text:p>157.2</text:p>
          </table:table-cell>
          <table:table-cell office:value-type="float" office:value="157.20000000000002" table:formula="msoxl:=AVERAGE(C2:C7)" table:style-name="ce8">
            <text:p>157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2.20195080576755" table:formula="msoxl:=IF(B9=0,0,MAX(SUMPRODUCT(B2:B7,B2:B7)/SUM(B2:B7)-B9,0))" table:style-name="ce8">
            <text:p>112.2</text:p>
          </table:table-cell>
          <table:table-cell office:value-type="float" office:value="112.20195080576755" table:formula="msoxl:=IF(C9=0,0,MAX(SUMPRODUCT(C2:C7,C2:C7)/SUM(C2:C7)-C9,0))" table:style-name="ce8">
            <text:p>112.2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7.598049194232431" table:formula="msoxl:=ABS(MAX(B2:B7)-B9-B10)" table:style-name="ce8">
            <text:p>87.6</text:p>
          </table:table-cell>
          <table:table-cell office:value-type="float" office:value="87.598049194232431" table:formula="msoxl:=ABS(MAX(C2:C7)-C9-C10)" table:style-name="ce8">
            <text:p>87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69.40195080576757" table:formula="msoxl:=B9+ B10" table:style-name="ce8">
            <text:p>269.4</text:p>
          </table:table-cell>
          <table:table-cell office:value-type="float" office:value="269.40195080576757" table:formula="msoxl:=C9+ C10" table:style-name="ce8">
            <text:p>269.4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7" table:style-name="ce1">
            <text:p>2.7</text:p>
          </table:table-cell>
          <table:table-cell table:number-columns-repeated="1612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10.6" table:style-name="ce1">
            <text:p>10.6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.2" table:style-name="ce1">
            <text:p>21.2</text:p>
          </table:table-cell>
          <table:table-cell table:number-columns-repeated="1612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6" table:style-name="ce1">
            <text:p>14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5166666666666666" table:formula="msoxl:=AVERAGE(B2:B7)" table:style-name="ce8">
            <text:p>4.5</text:p>
          </table:table-cell>
          <table:table-cell office:value-type="float" office:value="4.5333333333333332" table:formula="msoxl:=AVERAGE(C2:C7)" table:style-name="ce8">
            <text:p>4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8143296432964329" table:formula="msoxl:=IF(B9=0,0,MAX(SUMPRODUCT(B2:B7,B2:B7)/SUM(B2:B7)-B9,0))" table:style-name="ce8">
            <text:p>2.8</text:p>
          </table:table-cell>
          <table:table-cell office:value-type="float" office:value="2.7806372549019613" table:formula="msoxl:=IF(C9=0,0,MAX(SUMPRODUCT(C2:C7,C2:C7)/SUM(C2:C7)-C9,0))" table:style-name="ce8">
            <text:p>2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2690036900369002" table:formula="msoxl:=ABS(MAX(B2:B7)-B9-B10)" table:style-name="ce8">
            <text:p>3.3</text:p>
          </table:table-cell>
          <table:table-cell office:value-type="float" office:value="3.2860294117647051" table:formula="msoxl:=ABS(MAX(C2:C7)-C9-C10)" table:style-name="ce8">
            <text:p>3.3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3309963099630995" table:formula="msoxl:=B9+ B10" table:style-name="ce8">
            <text:p>7.3</text:p>
          </table:table-cell>
          <table:table-cell office:value-type="float" office:value="7.3139705882352946" table:formula="msoxl:=C9+ C10" table:style-name="ce8">
            <text:p>7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666666666666666E-2" table:formula="msoxl:=AVERAGE(B2:B7)" table:style-name="ce8">
            <text:p>0.0</text:p>
          </table:table-cell>
          <table:table-cell office:value-type="float" office:value="1.6666666666666666E-2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3333333333333356E-2" table:formula="msoxl:=IF(B9=0,0,MAX(SUMPRODUCT(B2:B7,B2:B7)/SUM(B2:B7)-B9,0))" table:style-name="ce8">
            <text:p>0.1</text:p>
          </table:table-cell>
          <table:table-cell office:value-type="float" office:value="8.3333333333333356E-2" table:formula="msoxl:=IF(C9=0,0,MAX(SUMPRODUCT(C2:C7,C2:C7)/SUM(C2:C7)-C9,0))" table:style-name="ce8">
            <text:p>0.1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877787807814457E-17" table:formula="msoxl:=ABS(MAX(B2:B7)-B9-B10)" table:style-name="ce8">
            <text:p>0.0</text:p>
          </table:table-cell>
          <table:table-cell office:value-type="float" office:value="1.3877787807814457E-17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0000000000000002" table:formula="msoxl:=B9+ B10" table:style-name="ce8">
            <text:p>0.1</text:p>
          </table:table-cell>
          <table:table-cell office:value-type="float" office:value="0.10000000000000002" table:formula="msoxl:=C9+ C10" table:style-name="ce8">
            <text:p>0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67.2" table:style-name="ce1">
            <text:p>67.2</text:p>
          </table:table-cell>
          <table:table-cell office:value-type="float" office:value="67.2" table:style-name="ce1">
            <text:p>6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.4" table:style-name="ce1">
            <text:p>134.4</text:p>
          </table:table-cell>
          <table:table-cell table:number-columns-repeated="1612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263.10000000000002" table:style-name="ce1">
            <text:p>263.1</text:p>
          </table:table-cell>
          <table:table-cell office:value-type="float" office:value="263.10000000000002" table:style-name="ce1">
            <text:p>26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6.20000000000005" table:style-name="ce1">
            <text:p>526.2</text:p>
          </table:table-cell>
          <table:table-cell table:number-columns-repeated="1612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1125.7" table:style-name="ce1">
            <text:p>1125.7</text:p>
          </table:table-cell>
          <table:table-cell office:value-type="float" office:value="1125.7" table:style-name="ce1">
            <text:p>112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51.4" table:style-name="ce1">
            <text:p>2251.4</text:p>
          </table:table-cell>
          <table:table-cell table:number-columns-repeated="1612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3856.3" table:style-name="ce1">
            <text:p>3856.3</text:p>
          </table:table-cell>
          <table:table-cell office:value-type="float" office:value="3856.3" table:style-name="ce1">
            <text:p>38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712.6" table:style-name="ce1">
            <text:p>7712.6</text:p>
          </table:table-cell>
          <table:table-cell table:number-columns-repeated="1612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3641.4" table:style-name="ce1">
            <text:p>3641.4</text:p>
          </table:table-cell>
          <table:table-cell office:value-type="float" office:value="3641.4" table:style-name="ce1">
            <text:p>364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82.8" table:style-name="ce1">
            <text:p>728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92.8833333333334" table:formula="msoxl:=AVERAGE(B2:B7)" table:style-name="ce8">
            <text:p>1492.9</text:p>
          </table:table-cell>
          <table:table-cell office:value-type="float" office:value="1492.8833333333334" table:formula="msoxl:=AVERAGE(C2:C7)" table:style-name="ce8">
            <text:p>1492.9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97.3709341356582" table:formula="msoxl:=IF(B9=0,0,MAX(SUMPRODUCT(B2:B7,B2:B7)/SUM(B2:B7)-B9,0))" table:style-name="ce8">
            <text:p>1797.4</text:p>
          </table:table-cell>
          <table:table-cell office:value-type="float" office:value="1797.3709341356582" table:formula="msoxl:=IF(C9=0,0,MAX(SUMPRODUCT(C2:C7,C2:C7)/SUM(C2:C7)-C9,0))" table:style-name="ce8">
            <text:p>1797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66.04573253100875" table:formula="msoxl:=ABS(MAX(B2:B7)-B9-B10)" table:style-name="ce8">
            <text:p>566.0</text:p>
          </table:table-cell>
          <table:table-cell office:value-type="float" office:value="566.04573253100875" table:formula="msoxl:=ABS(MAX(C2:C7)-C9-C10)" table:style-name="ce8">
            <text:p>566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290.2542674689917" table:formula="msoxl:=B9+ B10" table:style-name="ce8">
            <text:p>3290.3</text:p>
          </table:table-cell>
          <table:table-cell office:value-type="float" office:value="3290.2542674689917" table:formula="msoxl:=C9+ C10" table:style-name="ce8">
            <text:p>3290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8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15.2" table:style-name="ce1">
            <text:p>15.2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.4" table:style-name="ce1">
            <text:p>30.4</text:p>
          </table:table-cell>
          <table:table-cell table:number-columns-repeated="1612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399999999999999" table:style-name="ce1">
            <text:p>2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333333333333333" table:formula="msoxl:=AVERAGE(B2:B7)" table:style-name="ce8">
            <text:p>6.3</text:p>
          </table:table-cell>
          <table:table-cell office:value-type="float" office:value="6.333333333333333" table:formula="msoxl:=AVERAGE(C2:C7)" table:style-name="ce8">
            <text:p>6.3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7450877192982466" table:formula="msoxl:=IF(B9=0,0,MAX(SUMPRODUCT(B2:B7,B2:B7)/SUM(B2:B7)-B9,0))" table:style-name="ce8">
            <text:p>3.7</text:p>
          </table:table-cell>
          <table:table-cell office:value-type="float" office:value="3.7450877192982466" table:formula="msoxl:=IF(C9=0,0,MAX(SUMPRODUCT(C2:C7,C2:C7)/SUM(C2:C7)-C9,0))" table:style-name="ce8">
            <text:p>3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1215789473684206" table:formula="msoxl:=ABS(MAX(B2:B7)-B9-B10)" table:style-name="ce8">
            <text:p>5.1</text:p>
          </table:table-cell>
          <table:table-cell office:value-type="float" office:value="5.1215789473684206" table:formula="msoxl:=ABS(MAX(C2:C7)-C9-C10)" table:style-name="ce8">
            <text:p>5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07842105263158" table:formula="msoxl:=B9+ B10" table:style-name="ce8">
            <text:p>10.1</text:p>
          </table:table-cell>
          <table:table-cell office:value-type="float" office:value="10.07842105263158" table:formula="msoxl:=C9+ C10" table:style-name="ce8">
            <text:p>10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29999999999999" table:formula="msoxl:=AVERAGE(B2:B7)" table:style-name="ce8">
            <text:p>58.3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6883933676582501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9531160663235454" table:formula="msoxl:=ABS(MAX(B2:B7)-B9-B10)" table:style-name="ce8">
            <text:p>0.9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8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10.6000000000004" table:style-name="ce1">
            <text:p>4710.6</text:p>
          </table:table-cell>
          <table:table-cell office:value-type="float" office:value="4167.3999999999996" table:style-name="ce1">
            <text:p>4167.4</text:p>
          </table:table-cell>
          <table:table-cell office:value-type="float" office:value="543.20000000000005" table:style-name="ce1">
            <text:p>54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9" table:style-name="ce1">
            <text:p>741.9</text:p>
          </table:table-cell>
          <table:table-cell office:value-type="float" office:value="2068.3000000000002" table:style-name="ce1">
            <text:p>2068.3</text:p>
          </table:table-cell>
          <table:table-cell office:value-type="float" office:value="-1" table:style-name="ce1">
            <text:p>-1</text:p>
          </table:table-cell>
          <table:table-cell office:value-type="float" office:value="189.4" table:style-name="ce1">
            <text:p>189.4</text:p>
          </table:table-cell>
          <table:table-cell office:value-type="float" office:value="0" table:style-name="ce1">
            <text:p>0</text:p>
          </table:table-cell>
          <table:table-cell office:value-type="float" office:value="219.6" table:style-name="ce1">
            <text:p>219.6</text:p>
          </table:table-cell>
          <table:table-cell table:number-columns-repeated="1636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2.6000000000004" table:style-name="ce1">
            <text:p>4642.6</text:p>
          </table:table-cell>
          <table:table-cell office:value-type="float" office:value="4102" table:style-name="ce1">
            <text:p>4102</text:p>
          </table:table-cell>
          <table:table-cell office:value-type="float" office:value="540.6" table:style-name="ce1">
            <text:p>54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2" table:style-name="ce1">
            <text:p>749.2</text:p>
          </table:table-cell>
          <table:table-cell office:value-type="float" office:value="2129.1999999999998" table:style-name="ce1">
            <text:p>2129.2</text:p>
          </table:table-cell>
          <table:table-cell office:value-type="float" office:value="-1" table:style-name="ce1">
            <text:p>-1</text:p>
          </table:table-cell>
          <table:table-cell office:value-type="float" office:value="189.4" table:style-name="ce1">
            <text:p>189.4</text:p>
          </table:table-cell>
          <table:table-cell office:value-type="float" office:value="0" table:style-name="ce1">
            <text:p>0</text:p>
          </table:table-cell>
          <table:table-cell office:value-type="float" office:value="224.9" table:style-name="ce1">
            <text:p>224.9</text:p>
          </table:table-cell>
          <table:table-cell table:number-columns-repeated="1636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1" table:style-name="ce1">
            <text:p>4411</text:p>
          </table:table-cell>
          <table:table-cell office:value-type="float" office:value="3871.3" table:style-name="ce1">
            <text:p>3871.3</text:p>
          </table:table-cell>
          <table:table-cell office:value-type="float" office:value="539.6" table:style-name="ce1">
            <text:p>53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9" table:style-name="ce1">
            <text:p>767.9</text:p>
          </table:table-cell>
          <table:table-cell office:value-type="float" office:value="2343.6999999999998" table:style-name="ce1">
            <text:p>2343.7</text:p>
          </table:table-cell>
          <table:table-cell office:value-type="float" office:value="-1" table:style-name="ce1">
            <text:p>-1</text:p>
          </table:table-cell>
          <table:table-cell office:value-type="float" office:value="189.4" table:style-name="ce1">
            <text:p>189.4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8" table:style-name="ce1">
            <text:p>4351.8</text:p>
          </table:table-cell>
          <table:table-cell office:value-type="float" office:value="3813.6" table:style-name="ce1">
            <text:p>3813.6</text:p>
          </table:table-cell>
          <table:table-cell office:value-type="float" office:value="538.20000000000005" table:style-name="ce1">
            <text:p>53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5.7" table:style-name="ce1">
            <text:p>815.7</text:p>
          </table:table-cell>
          <table:table-cell office:value-type="float" office:value="2370.8000000000002" table:style-name="ce1">
            <text:p>2370.8</text:p>
          </table:table-cell>
          <table:table-cell office:value-type="float" office:value="-1" table:style-name="ce1">
            <text:p>-1</text:p>
          </table:table-cell>
          <table:table-cell office:value-type="float" office:value="189.4" table:style-name="ce1">
            <text:p>189.4</text:p>
          </table:table-cell>
          <table:table-cell office:value-type="float" office:value="0" table:style-name="ce1">
            <text:p>0</text:p>
          </table:table-cell>
          <table:table-cell office:value-type="float" office:value="269" table:style-name="ce1">
            <text:p>269</text:p>
          </table:table-cell>
          <table:table-cell table:number-columns-repeated="1636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6" table:style-name="ce1">
            <text:p>4336</text:p>
          </table:table-cell>
          <table:table-cell office:value-type="float" office:value="3797.2" table:style-name="ce1">
            <text:p>3797.2</text:p>
          </table:table-cell>
          <table:table-cell office:value-type="float" office:value="538.79999999999995" table:style-name="ce1">
            <text:p>538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9.8" table:style-name="ce1">
            <text:p>849.8</text:p>
          </table:table-cell>
          <table:table-cell office:value-type="float" office:value="2381.4" table:style-name="ce1">
            <text:p>2381.4</text:p>
          </table:table-cell>
          <table:table-cell office:value-type="float" office:value="-1" table:style-name="ce1">
            <text:p>-1</text:p>
          </table:table-cell>
          <table:table-cell office:value-type="float" office:value="189.4" table:style-name="ce1">
            <text:p>189.4</text:p>
          </table:table-cell>
          <table:table-cell office:value-type="float" office:value="0" table:style-name="ce1">
            <text:p>0</text:p>
          </table:table-cell>
          <table:table-cell office:value-type="float" office:value="277.8" table:style-name="ce1">
            <text:p>277.8</text:p>
          </table:table-cell>
          <table:table-cell table:number-columns-repeated="1636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7" table:style-name="ce1">
            <text:p>4437</text:p>
          </table:table-cell>
          <table:table-cell office:value-type="float" office:value="3897.6" table:style-name="ce1">
            <text:p>3897.6</text:p>
          </table:table-cell>
          <table:table-cell office:value-type="float" office:value="539.4" table:style-name="ce1">
            <text:p>53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7.2" table:style-name="ce1">
            <text:p>747.2</text:p>
          </table:table-cell>
          <table:table-cell office:value-type="float" office:value="2333" table:style-name="ce1">
            <text:p>2333</text:p>
          </table:table-cell>
          <table:table-cell office:value-type="float" office:value="-1" table:style-name="ce1">
            <text:p>-1</text:p>
          </table:table-cell>
          <table:table-cell office:value-type="float" office:value="189.5" table:style-name="ce1">
            <text:p>189.5</text:p>
          </table:table-cell>
          <table:table-cell office:value-type="float" office:value="0" table:style-name="ce1">
            <text:p>0</text:p>
          </table:table-cell>
          <table:table-cell office:value-type="float" office:value="224.1" table:style-name="ce1">
            <text:p>224.1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8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2549.8000000000002" table:style-name="ce1">
            <text:p>2549.8</text:p>
          </table:table-cell>
          <table:table-cell office:value-type="float" office:value="155.9" table:style-name="ce1">
            <text:p>155.9</text:p>
          </table:table-cell>
          <table:table-cell office:value-type="float" office:value="2549.8000000000002" table:style-name="ce1">
            <text:p>2549.8</text:p>
          </table:table-cell>
          <table:table-cell office:value-type="float" office:value="314.3" table:style-name="ce1">
            <text:p>314.3</text:p>
          </table:table-cell>
          <table:table-cell office:value-type="float" office:value="5099.6000000000004" table:style-name="ce1">
            <text:p>5099.6</text:p>
          </table:table-cell>
          <table:table-cell office:value-type="float" office:value="470.20000000000005" table:style-name="ce1">
            <text:p>470.2</text:p>
          </table:table-cell>
          <table:table-cell office:value-type="float" office:value="2705.7000000000003" table:style-name="ce1">
            <text:p>2705.7</text:p>
          </table:table-cell>
          <table:table-cell office:value-type="float" office:value="-2864.1000000000004" table:style-name="ce1">
            <text:p>-2864.1</text:p>
          </table:table-cell>
          <table:table-cell table:number-columns-repeated="16375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2688" table:style-name="ce1">
            <text:p>2688</text:p>
          </table:table-cell>
          <table:table-cell office:value-type="float" office:value="15.5" table:style-name="ce1">
            <text:p>15.5</text:p>
          </table:table-cell>
          <table:table-cell office:value-type="float" office:value="2688" table:style-name="ce1">
            <text:p>2688</text:p>
          </table:table-cell>
          <table:table-cell office:value-type="float" office:value="902" table:style-name="ce1">
            <text:p>902</text:p>
          </table:table-cell>
          <table:table-cell office:value-type="float" office:value="5376" table:style-name="ce1">
            <text:p>5376</text:p>
          </table:table-cell>
          <table:table-cell office:value-type="float" office:value="917.5" table:style-name="ce1">
            <text:p>917.5</text:p>
          </table:table-cell>
          <table:table-cell office:value-type="float" office:value="2703.5" table:style-name="ce1">
            <text:p>2703.5</text:p>
          </table:table-cell>
          <table:table-cell office:value-type="float" office:value="-3590" table:style-name="ce1">
            <text:p>-3590</text:p>
          </table:table-cell>
          <table:table-cell table:number-columns-repeated="16375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3885.4" table:style-name="ce1">
            <text:p>3885.4</text:p>
          </table:table-cell>
          <table:table-cell office:value-type="float" office:value="18.3" table:style-name="ce1">
            <text:p>18.3</text:p>
          </table:table-cell>
          <table:table-cell office:value-type="float" office:value="3885.4" table:style-name="ce1">
            <text:p>3885.4</text:p>
          </table:table-cell>
          <table:table-cell office:value-type="float" office:value="925.4" table:style-name="ce1">
            <text:p>925.4</text:p>
          </table:table-cell>
          <table:table-cell office:value-type="float" office:value="7770.8" table:style-name="ce1">
            <text:p>7770.8</text:p>
          </table:table-cell>
          <table:table-cell office:value-type="float" office:value="943.69999999999993" table:style-name="ce1">
            <text:p>943.7</text:p>
          </table:table-cell>
          <table:table-cell office:value-type="float" office:value="3903.7000000000003" table:style-name="ce1">
            <text:p>3903.7</text:p>
          </table:table-cell>
          <table:table-cell office:value-type="float" office:value="-4810.8" table:style-name="ce1">
            <text:p>-4810.8</text:p>
          </table:table-cell>
          <table:table-cell table:number-columns-repeated="16375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3170.4" table:style-name="ce1">
            <text:p>3170.4</text:p>
          </table:table-cell>
          <table:table-cell office:value-type="float" office:value="25.4" table:style-name="ce1">
            <text:p>25.4</text:p>
          </table:table-cell>
          <table:table-cell office:value-type="float" office:value="3170.4" table:style-name="ce1">
            <text:p>3170.4</text:p>
          </table:table-cell>
          <table:table-cell office:value-type="float" office:value="601.9" table:style-name="ce1">
            <text:p>601.9</text:p>
          </table:table-cell>
          <table:table-cell office:value-type="float" office:value="6340.8" table:style-name="ce1">
            <text:p>6340.8</text:p>
          </table:table-cell>
          <table:table-cell office:value-type="float" office:value="627.29999999999995" table:style-name="ce1">
            <text:p>627.3</text:p>
          </table:table-cell>
          <table:table-cell office:value-type="float" office:value="3195.8" table:style-name="ce1">
            <text:p>3195.8</text:p>
          </table:table-cell>
          <table:table-cell office:value-type="float" office:value="-3772.3" table:style-name="ce1">
            <text:p>-3772.3</text:p>
          </table:table-cell>
          <table:table-cell table:number-columns-repeated="16375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3931" table:style-name="ce1">
            <text:p>393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3931" table:style-name="ce1">
            <text:p>3931</text:p>
          </table:table-cell>
          <table:table-cell office:value-type="float" office:value="662.6" table:style-name="ce1">
            <text:p>662.6</text:p>
          </table:table-cell>
          <table:table-cell office:value-type="float" office:value="7862" table:style-name="ce1">
            <text:p>7862</text:p>
          </table:table-cell>
          <table:table-cell office:value-type="float" office:value="702.9" table:style-name="ce1">
            <text:p>702.9</text:p>
          </table:table-cell>
          <table:table-cell office:value-type="float" office:value="3971.3" table:style-name="ce1">
            <text:p>3971.3</text:p>
          </table:table-cell>
          <table:table-cell office:value-type="float" office:value="-4593.6000000000004" table:style-name="ce1">
            <text:p>-4593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704.1" table:formula="msoxl:=AVERAGE(B2:B7)" table:style-name="ce8">
            <text:p>2704.1</text:p>
          </table:table-cell>
          <table:table-cell office:value-type="float" office:value="42.70000000000001" table:formula="msoxl:=AVERAGE(C2:C7)" table:style-name="ce8">
            <text:p>42.7</text:p>
          </table:table-cell>
          <table:table-cell office:value-type="float" office:value="2704.1" table:formula="msoxl:=AVERAGE(D2:D7)" table:style-name="ce8">
            <text:p>2704.1</text:p>
          </table:table-cell>
          <table:table-cell office:value-type="float" office:value="567.73333333333335" table:formula="msoxl:=AVERAGE(E2:E7)" table:style-name="ce8">
            <text:p>567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44.35570060278815" table:formula="msoxl:=IF(B9=0,0,MAX(SUMPRODUCT(B2:B7,B2:B7)/SUM(B2:B7)-B9,0))" table:style-name="ce8">
            <text:p>644.4</text:p>
          </table:table-cell>
          <table:table-cell office:value-type="float" office:value="63.271272443403568" table:formula="msoxl:=IF(C9=0,0,MAX(SUMPRODUCT(C2:C7,C2:C7)/SUM(C2:C7)-C9,0))" table:style-name="ce8">
            <text:p>63.3</text:p>
          </table:table-cell>
          <table:table-cell office:value-type="float" office:value="644.35570060278815" table:formula="msoxl:=IF(D9=0,0,MAX(SUMPRODUCT(D2:D7,D2:D7)/SUM(D2:D7)-D9,0))" table:style-name="ce8">
            <text:p>644.4</text:p>
          </table:table-cell>
          <table:table-cell office:value-type="float" office:value="186.75118404571776" table:formula="msoxl:=IF(E9=0,0,MAX(SUMPRODUCT(E2:E7,E2:E7)/SUM(E2:E7)-E9,0))" table:style-name="ce8">
            <text:p>186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82.54429939721194" table:formula="msoxl:=ABS(MAX(B2:B7)-B9-B10)" table:style-name="ce8">
            <text:p>582.5</text:p>
          </table:table-cell>
          <table:table-cell office:value-type="float" office:value="49.928727556596421" table:formula="msoxl:=ABS(MAX(C2:C7)-C9-C10)" table:style-name="ce8">
            <text:p>49.9</text:p>
          </table:table-cell>
          <table:table-cell office:value-type="float" office:value="582.54429939721194" table:formula="msoxl:=ABS(MAX(D2:D7)-D9-D10)" table:style-name="ce8">
            <text:p>582.5</text:p>
          </table:table-cell>
          <table:table-cell office:value-type="float" office:value="170.91548262094886" table:formula="msoxl:=ABS(MAX(E2:E7)-E9-E10)" table:style-name="ce8">
            <text:p>170.9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8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7986.2" table:style-name="ce1">
            <text:p>7986.2</text:p>
          </table:table-cell>
          <table:table-cell office:value-type="float" office:value="524.9" table:style-name="ce1">
            <text:p>524.9</text:p>
          </table:table-cell>
          <table:table-cell office:value-type="float" office:value="7986.2" table:style-name="ce1">
            <text:p>7986.2</text:p>
          </table:table-cell>
          <table:table-cell office:value-type="float" office:value="678.6" table:style-name="ce1">
            <text:p>678.6</text:p>
          </table:table-cell>
          <table:table-cell table:number-columns-repeated="16379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8874" table:style-name="ce1">
            <text:p>8874</text:p>
          </table:table-cell>
          <table:table-cell office:value-type="float" office:value="273.60000000000002" table:style-name="ce1">
            <text:p>273.6</text:p>
          </table:table-cell>
          <table:table-cell office:value-type="float" office:value="8874" table:style-name="ce1">
            <text:p>8874</text:p>
          </table:table-cell>
          <table:table-cell office:value-type="float" office:value="641.20000000000005" table:style-name="ce1">
            <text:p>641.2</text:p>
          </table:table-cell>
          <table:table-cell table:number-columns-repeated="16379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12902.5" table:style-name="ce1">
            <text:p>12902.5</text:p>
          </table:table-cell>
          <table:table-cell office:value-type="float" office:value="285.89999999999998" table:style-name="ce1">
            <text:p>285.9</text:p>
          </table:table-cell>
          <table:table-cell office:value-type="float" office:value="12902.5" table:style-name="ce1">
            <text:p>12902.5</text:p>
          </table:table-cell>
          <table:table-cell office:value-type="float" office:value="673.5" table:style-name="ce1">
            <text:p>673.5</text:p>
          </table:table-cell>
          <table:table-cell table:number-columns-repeated="16379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9596.7999999999993" table:style-name="ce1">
            <text:p>9596.8</text:p>
          </table:table-cell>
          <table:table-cell office:value-type="float" office:value="216.5" table:style-name="ce1">
            <text:p>216.5</text:p>
          </table:table-cell>
          <table:table-cell office:value-type="float" office:value="9596.7999999999993" table:style-name="ce1">
            <text:p>9596.8</text:p>
          </table:table-cell>
          <table:table-cell office:value-type="float" office:value="468.5" table:style-name="ce1">
            <text:p>468.5</text:p>
          </table:table-cell>
          <table:table-cell table:number-columns-repeated="16379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11381.6" table:style-name="ce1">
            <text:p>11381.6</text:p>
          </table:table-cell>
          <table:table-cell office:value-type="float" office:value="277.8" table:style-name="ce1">
            <text:p>277.8</text:p>
          </table:table-cell>
          <table:table-cell office:value-type="float" office:value="11381.6" table:style-name="ce1">
            <text:p>11381.6</text:p>
          </table:table-cell>
          <table:table-cell office:value-type="float" office:value="545.9" table:style-name="ce1">
            <text:p>545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456.85" table:formula="msoxl:=AVERAGE(B2:B7)" table:style-name="ce8">
            <text:p>8456.9</text:p>
          </table:table-cell>
          <table:table-cell office:value-type="float" office:value="265.55" table:formula="msoxl:=AVERAGE(C2:C7)" table:style-name="ce8">
            <text:p>265.6</text:p>
          </table:table-cell>
          <table:table-cell office:value-type="float" office:value="8456.85" table:formula="msoxl:=AVERAGE(D2:D7)" table:style-name="ce8">
            <text:p>8456.9</text:p>
          </table:table-cell>
          <table:table-cell office:value-type="float" office:value="501.43333333333334" table:formula="msoxl:=AVERAGE(E2:E7)" table:style-name="ce8">
            <text:p>50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000.9674594165281" table:formula="msoxl:=IF(B9=0,0,MAX(SUMPRODUCT(B2:B7,B2:B7)/SUM(B2:B7)-B9,0))" table:style-name="ce8">
            <text:p>2001.0</text:p>
          </table:table-cell>
          <table:table-cell office:value-type="float" office:value="83.646027113537855" table:formula="msoxl:=IF(C9=0,0,MAX(SUMPRODUCT(C2:C7,C2:C7)/SUM(C2:C7)-C9,0))" table:style-name="ce8">
            <text:p>83.6</text:p>
          </table:table-cell>
          <table:table-cell office:value-type="float" office:value="2000.9674594165281" table:formula="msoxl:=IF(D9=0,0,MAX(SUMPRODUCT(D2:D7,D2:D7)/SUM(D2:D7)-D9,0))" table:style-name="ce8">
            <text:p>2001.0</text:p>
          </table:table-cell>
          <table:table-cell office:value-type="float" office:value="111.05670189900064" table:formula="msoxl:=IF(E9=0,0,MAX(SUMPRODUCT(E2:E7,E2:E7)/SUM(E2:E7)-E9,0))" table:style-name="ce8">
            <text:p>11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444.6825405834716" table:formula="msoxl:=ABS(MAX(B2:B7)-B9-B10)" table:style-name="ce8">
            <text:p>2444.7</text:p>
          </table:table-cell>
          <table:table-cell office:value-type="float" office:value="175.70397288646211" table:formula="msoxl:=ABS(MAX(C2:C7)-C9-C10)" table:style-name="ce8">
            <text:p>175.7</text:p>
          </table:table-cell>
          <table:table-cell office:value-type="float" office:value="2444.6825405834716" table:formula="msoxl:=ABS(MAX(D2:D7)-D9-D10)" table:style-name="ce8">
            <text:p>2444.7</text:p>
          </table:table-cell>
          <table:table-cell office:value-type="float" office:value="66.109964767666042" table:formula="msoxl:=ABS(MAX(E2:E7)-E9-E10)" table:style-name="ce8">
            <text:p>66.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8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208.1" table:style-name="ce1">
            <text:p>1020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17" table:style-name="ce1">
            <text:p>17</text:p>
          </table:table-cell>
          <table:table-cell office:value-type="float" office:value="-1" table:style-name="ce1">
            <text:p>-1</text:p>
          </table:table-cell>
          <table:table-cell office:value-type="float" office:value="11692.1" table:style-name="ce1">
            <text:p>1169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6" table:style-name="ce1">
            <text:p>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15153.8" table:style-name="ce1">
            <text:p>1515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2" table:style-name="ce1">
            <text:p>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11640.9" table:style-name="ce1">
            <text:p>1164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728.4" table:style-name="ce1">
            <text:p>1372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4487" table:style-name="ce1">
            <text:p>4487</text:p>
          </table:table-cell>
          <table:table-cell office:value-type="float" office:value="-1" table:style-name="ce1">
            <text:p>-1</text:p>
          </table:table-cell>
          <table:table-cell office:value-type="float" office:value="87270" table:style-name="ce1">
            <text:p>87270</text:p>
          </table:table-cell>
          <table:table-cell office:value-type="float" office:value="714" table:style-name="ce1">
            <text:p>714</text:p>
          </table:table-cell>
          <table:table-cell office:value-type="float" office:value="-1" table:style-name="ce1">
            <text:p>-1</text:p>
          </table:table-cell>
          <table:table-cell office:value-type="float" office:value="238392" table:style-name="ce1">
            <text:p>2383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534" table:style-name="ce1">
            <text:p>534</text:p>
          </table:table-cell>
          <table:table-cell table:number-columns-repeated="16346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98" table:style-name="ce1">
            <text:p>598</text:p>
          </table:table-cell>
          <table:table-cell office:value-type="float" office:value="0" table:style-name="ce1">
            <text:p>0</text:p>
          </table:table-cell>
          <table:table-cell office:value-type="float" office:value="-10823" table:style-name="ce1">
            <text:p>-10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8393" table:style-name="ce1">
            <text:p>-238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3" table:style-name="ce1">
            <text:p>183</text:p>
          </table:table-cell>
          <table:table-cell table:number-columns-repeated="16346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8" table:style-name="ce1">
            <text:p>738</text:p>
          </table:table-cell>
          <table:table-cell office:value-type="float" office:value="0" table:style-name="ce1">
            <text:p>0</text:p>
          </table:table-cell>
          <table:table-cell office:value-type="float" office:value="-63534" table:style-name="ce1">
            <text:p>-63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626" table:style-name="ce1">
            <text:p>-626</text:p>
          </table:table-cell>
          <table:table-cell table:number-columns-repeated="16346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4897" table:style-name="ce1">
            <text:p>-4897</text:p>
          </table:table-cell>
          <table:table-cell office:value-type="float" office:value="0" table:style-name="ce1">
            <text:p>0</text:p>
          </table:table-cell>
          <table:table-cell office:value-type="float" office:value="47151" table:style-name="ce1">
            <text:p>47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1" table:style-name="ce1">
            <text:p>311</text:p>
          </table:table-cell>
          <table:table-cell table:number-columns-repeated="16346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9027" table:style-name="ce1">
            <text:p>9027</text:p>
          </table:table-cell>
          <table:table-cell office:value-type="float" office:value="0" table:style-name="ce1">
            <text:p>0</text:p>
          </table:table-cell>
          <table:table-cell office:value-type="float" office:value="25952" table:style-name="ce1">
            <text:p>25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46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9740" table:style-name="ce1">
            <text:p>-9740</text:p>
          </table:table-cell>
          <table:table-cell office:value-type="float" office:value="0" table:style-name="ce1">
            <text:p>0</text:p>
          </table:table-cell>
          <table:table-cell office:value-type="float" office:value="1707" table:style-name="ce1">
            <text:p>17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67" table:style-name="ce1">
            <text:p>567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46M2.000S" table:style-name="ce9">
            <text:p>10:46:0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6M2.000S" table:style-name="ce10">
            <text:p>10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46M32.000S" table:style-name="ce9">
            <text:p>10:46:3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6M32.000S" table:style-name="ce10">
            <text:p>10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47M2.000S" table:style-name="ce9">
            <text:p>10:47:0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7M2.000S" table:style-name="ce10">
            <text:p>10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47M32.000S" table:style-name="ce9">
            <text:p>10:47:3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7M32.000S" table:style-name="ce10">
            <text:p>10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48M2.000S" table:style-name="ce9">
            <text:p>10:48:0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8M2.000S" table:style-name="ce10">
            <text:p>10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0H48M32.000S" table:style-name="ce9">
            <text:p>10:48:32</text:p>
          </table:table-cell>
          <table:table-cell office:value-type="date" office:date-value="2012-11-20T00:00:00" table:style-name="ce3">
            <text:p>20-Nov-12</text:p>
          </table:table-cell>
          <table:table-cell office:value-type="time" office:time-value="PT989602H48M32.000S" table:style-name="ce10">
            <text:p>10:48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41.7" table:style-name="ce1">
            <text:p>41.7</text:p>
          </table:table-cell>
          <table:table-cell office:value-type="float" office:value="4.2" table:style-name="ce1">
            <text:p>4.2</text:p>
          </table:table-cell>
          <table:table-cell office:value-type="float" office:value="0.3" table:style-name="ce1">
            <text:p>0.3</text:p>
          </table:table-cell>
          <table:table-cell office:value-type="float" office:value="53.8" table:style-name="ce1">
            <text:p>53.8</text:p>
          </table:table-cell>
          <table:table-cell office:value-type="float" office:value="45.900000000000006" table:style-name="ce1">
            <text:p>45.9</text:p>
          </table:table-cell>
          <table:table-cell table:number-columns-repeated="1637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85.2" table:style-name="ce1">
            <text:p>85.2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90.600000000000009" table:style-name="ce1">
            <text:p>90.6</text:p>
          </table:table-cell>
          <table:table-cell table:number-columns-repeated="1637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5.7" table:style-name="ce1">
            <text:p>85.7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5.3" table:style-name="ce1">
            <text:p>95.3</text:p>
          </table:table-cell>
          <table:table-cell table:number-columns-repeated="1637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63.2" table:style-name="ce1">
            <text:p>63.2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81.5" table:style-name="ce1">
            <text:p>81.5</text:p>
          </table:table-cell>
          <table:table-cell table:number-columns-repeated="1637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44.7" table:style-name="ce1">
            <text:p>44.7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59.6" table:style-name="ce1">
            <text:p>59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516666666666659" table:style-name="ce1">
            <text:p>53.51666667</text:p>
          </table:table-cell>
          <table:table-cell office:value-type="float" office:value="8.7499999999999982" table:style-name="ce1">
            <text:p>8.75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37.68333333333333" table:style-name="ce1">
            <text:p>37.68333333</text:p>
          </table:table-cell>
          <table:table-cell office:value-type="float" office:value="62.266666666666673" table:style-name="ce1">
            <text:p>62.2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46" table:style-name="ce1">
            <text:p>46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48.8" table:style-name="ce1">
            <text:p>48.8</text:p>
          </table:table-cell>
          <table:table-cell office:value-type="float" office:value="51.2" table:style-name="ce1">
            <text:p>51.2</text:p>
          </table:table-cell>
          <table:table-cell table:number-columns-repeated="1637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85.9" table:style-name="ce1">
            <text:p>85.9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90.600000000000009" table:style-name="ce1">
            <text:p>90.6</text:p>
          </table:table-cell>
          <table:table-cell table:number-columns-repeated="1637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6.8" table:style-name="ce1">
            <text:p>86.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8" table:style-name="ce1">
            <text:p>95.8</text:p>
          </table:table-cell>
          <table:table-cell table:number-columns-repeated="1637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14.5" table:style-name="ce1">
            <text:p>14.5</text:p>
          </table:table-cell>
          <table:table-cell office:value-type="float" office:value="0.1" table:style-name="ce1">
            <text:p>0.1</text:p>
          </table:table-cell>
          <table:table-cell office:value-type="float" office:value="20.3" table:style-name="ce1">
            <text:p>20.3</text:p>
          </table:table-cell>
          <table:table-cell office:value-type="float" office:value="79.599999999999994" table:style-name="ce1">
            <text:p>79.6</text:p>
          </table:table-cell>
          <table:table-cell table:number-columns-repeated="1637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49.9" table:style-name="ce1">
            <text:p>49.9</text:p>
          </table:table-cell>
          <table:table-cell office:value-type="float" office:value="16.2" table:style-name="ce1">
            <text:p>16.2</text:p>
          </table:table-cell>
          <table:table-cell office:value-type="float" office:value="0.1" table:style-name="ce1">
            <text:p>0.1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6.099999999999994" table:style-name="ce1">
            <text:p>66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733333333333327" table:style-name="ce1">
            <text:p>55.73333333</text:p>
          </table:table-cell>
          <table:table-cell office:value-type="float" office:value="8.2833333333333332" table:style-name="ce1">
            <text:p>8.283333333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35.93333333333333" table:style-name="ce1">
            <text:p>35.93333333</text:p>
          </table:table-cell>
          <table:table-cell office:value-type="float" office:value="64.016666666666666" table:style-name="ce1">
            <text:p>64.0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46.8" table:style-name="ce1">
            <text:p>46.8</text:p>
          </table:table-cell>
          <table:table-cell office:value-type="float" office:value="5.5" table:style-name="ce1">
            <text:p>5.5</text:p>
          </table:table-cell>
          <table:table-cell office:value-type="float" office:value="0.1" table:style-name="ce1">
            <text:p>0.1</text:p>
          </table:table-cell>
          <table:table-cell office:value-type="float" office:value="47.6" table:style-name="ce1">
            <text:p>47.6</text:p>
          </table:table-cell>
          <table:table-cell office:value-type="float" office:value="52.3" table:style-name="ce1">
            <text:p>52.3</text:p>
          </table:table-cell>
          <table:table-cell table:number-columns-repeated="1637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86.3" table:style-name="ce1">
            <text:p>86.3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.5</text:p>
          </table:table-cell>
          <table:table-cell office:value-type="float" office:value="92.5" table:style-name="ce1">
            <text:p>92.5</text:p>
          </table:table-cell>
          <table:table-cell table:number-columns-repeated="1637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4" table:style-name="ce1">
            <text:p>84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95.6" table:style-name="ce1">
            <text:p>95.6</text:p>
          </table:table-cell>
          <table:table-cell table:number-columns-repeated="1637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15.7" table:style-name="ce1">
            <text:p>15.7</text:p>
          </table:table-cell>
          <table:table-cell office:value-type="float" office:value="0.1" table:style-name="ce1">
            <text:p>0.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80.8" table:style-name="ce1">
            <text:p>80.8</text:p>
          </table:table-cell>
          <table:table-cell table:number-columns-repeated="1637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49.8" table:style-name="ce1">
            <text:p>49.8</text:p>
          </table:table-cell>
          <table:table-cell office:value-type="float" office:value="15.2" table:style-name="ce1">
            <text:p>15.2</text:p>
          </table:table-cell>
          <table:table-cell office:value-type="float" office:value="0.7" table:style-name="ce1">
            <text:p>0.7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43333333333333" table:style-name="ce1">
            <text:p>55.43333333</text:p>
          </table:table-cell>
          <table:table-cell office:value-type="float" office:value="9.0499999999999989" table:style-name="ce1">
            <text:p>9.05</text:p>
          </table:table-cell>
          <table:table-cell office:value-type="float" office:value="0.15" table:style-name="ce1">
            <text:p>0.15</text:p>
          </table:table-cell>
          <table:table-cell office:value-type="float" office:value="35.366666666666667" table:style-name="ce1">
            <text:p>35.36666667</text:p>
          </table:table-cell>
          <table:table-cell office:value-type="float" office:value="64.483333333333334" table:style-name="ce1">
            <text:p>64.4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8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602H46M2.000S" table:style-name="ce9">
            <text:p>10:46:0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602H46M32.000S" table:style-name="ce9">
            <text:p>10:46:32</text:p>
          </table:table-cell>
          <table:table-cell office:value-type="float" office:value="47" table:style-name="ce1">
            <text:p>47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47.7" table:style-name="ce1">
            <text:p>47.7</text:p>
          </table:table-cell>
          <table:table-cell office:value-type="float" office:value="52.3" table:style-name="ce1">
            <text:p>52.3</text:p>
          </table:table-cell>
          <table:table-cell table:number-columns-repeated="16378"/>
        </table:table-row>
        <table:table-row table:style-name="ro1">
          <table:table-cell office:value-type="time" office:time-value="PT989602H47M2.000S" table:style-name="ce9">
            <text:p>10:47:02</text:p>
          </table:table-cell>
          <table:table-cell office:value-type="float" office:value="92.7" table:style-name="ce1">
            <text:p>92.7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9602H47M32.000S" table:style-name="ce9">
            <text:p>10:47:32</text:p>
          </table:table-cell>
          <table:table-cell office:value-type="float" office:value="86.6" table:style-name="ce1">
            <text:p>86.6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3.9" table:style-name="ce1">
            <text:p>3.9</text:p>
          </table:table-cell>
          <table:table-cell office:value-type="float" office:value="96.1" table:style-name="ce1">
            <text:p>96.1</text:p>
          </table:table-cell>
          <table:table-cell table:number-columns-repeated="16378"/>
        </table:table-row>
        <table:table-row table:style-name="ro1">
          <table:table-cell office:value-type="time" office:time-value="PT989602H48M2.000S" table:style-name="ce9">
            <text:p>10:48:02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15.1" table:style-name="ce1">
            <text:p>15.1</text:p>
          </table:table-cell>
          <table:table-cell office:value-type="float" office:value="84.899999999999991" table:style-name="ce1">
            <text:p>84.9</text:p>
          </table:table-cell>
          <table:table-cell table:number-columns-repeated="16378"/>
        </table:table-row>
        <table:table-row table:style-name="ro1">
          <table:table-cell office:value-type="time" office:time-value="PT989602H48M32.000S" table:style-name="ce9">
            <text:p>10:48:32</text:p>
          </table:table-cell>
          <table:table-cell office:value-type="float" office:value="46.9" table:style-name="ce1">
            <text:p>46.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66.900000000000006" table:style-name="ce1">
            <text:p>66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15" table:style-name="ce1">
            <text:p>57.15</text:p>
          </table:table-cell>
          <table:table-cell office:value-type="float" office:value="9.3333333333333339" table:style-name="ce1">
            <text:p>9.333333333</text:p>
          </table:table-cell>
          <table:table-cell office:value-type="float" office:value="0" table:style-name="ce1">
            <text:p>0</text:p>
          </table:table-cell>
          <table:table-cell office:value-type="float" office:value="33.533333333333331" table:style-name="ce1">
            <text:p>33.53333333</text:p>
          </table:table-cell>
          <table:table-cell office:value-type="float" office:value="66.483333333333334" table:style-name="ce1">
            <text:p>66.4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Windows User</dc:creator>
    <meta:creation-date>2012-11-20T05:24:56Z</meta:creation-date>
    <dc:date>2012-11-20T05:25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180_Threads (KB/s) - 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180_Threads (KB/s)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180_Threads (KB/s)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180_Threads - 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180_Threads (Kbytes)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180_Threads (Kbytes)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180_Threads <text:s text:c="1"/>1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